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75in" fo:margin-left="-0.075in" table:align="left" style:writing-mode="lr-tb"/>
    </style:style>
    <style:style style:name="Table1.A" style:family="table-column">
      <style:table-column-properties style:column-width="0.7292in"/>
    </style:style>
    <style:style style:name="Table1.B" style:family="table-column">
      <style:table-column-properties style:column-width="0.1889in"/>
    </style:style>
    <style:style style:name="Table1.C" style:family="table-column">
      <style:table-column-properties style:column-width="2.4069in"/>
    </style:style>
    <style:style style:name="Table1.D" style:family="table-column">
      <style:table-column-properties style:column-width="0.4521in"/>
    </style:style>
    <style:style style:name="Table1.E" style:family="table-column">
      <style:table-column-properties style:column-width="2.797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fo:color="#000000" style:font-name="Arial" fo:font-size="10pt" fo:language="fi" fo:country="FI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0pt" fo:language="fi" fo:country="FI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fi" fo:country="FI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0pt" fo:language="fi" fo:country="FI" style:font-size-asian="10pt" style:font-name-complex="Arial" style:font-size-complex="10pt"/>
    </style:style>
    <style:style style:name="P5" style:family="paragraph" style:parent-style-name="Standard">
      <style:text-properties fo:color="#000000" style:font-name="Arial" fo:font-size="10pt" fo:language="fi" fo:country="FI" style:font-size-asian="10pt" style:font-name-complex="Arial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P7" style:family="paragraph" style:parent-style-name="Standard"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8" style:family="paragraph" style:parent-style-name="Standard"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10" style:family="paragraph" style:parent-style-name="Standard">
      <style:text-properties fo:color="#000000" style:font-name="Arial" fo:font-size="10pt" fo:language="it" fo:country="CH" style:font-size-asian="10pt" style:font-name-complex="Arial" style:font-size-complex="10pt" style:font-weight-complex="bold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5.1252in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0.9374in" fo:margin-right="0in" fo:text-align="justify" style:justify-single-word="false" fo:text-indent="0.3752in" style:auto-text-indent="false"/>
    </style:style>
    <style:style style:name="P14" style:family="paragraph" style:parent-style-name="Standard">
      <style:paragraph-properties fo:margin-left="0.9374in" fo:margin-right="0in" fo:text-align="justify" style:justify-single-word="false" fo:text-indent="0.3752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15" style:family="paragraph" style:parent-style-name="Standard">
      <style:paragraph-properties fo:margin-left="0.9374in" fo:margin-right="0in" fo:margin-top="0.0835in" fo:margin-bottom="0in" fo:text-align="justify" style:justify-single-word="false" fo:text-indent="0.3752in" style:auto-text-indent="false"/>
    </style:style>
    <style:style style:name="P16" style:family="paragraph" style:parent-style-name="Standard">
      <style:paragraph-properties fo:margin-left="1.1252in" fo:margin-right="0in" fo:text-align="justify" style:justify-single-word="false" fo:text-indent="-0.1874in" style:auto-text-indent="false">
        <style:tab-stops>
          <style:tab-stop style:position="1.1252in"/>
          <style:tab-stop style:position="2.3752in"/>
          <style:tab-stop style:position="2.5626in"/>
        </style:tab-stops>
      </style:paragraph-properties>
    </style:style>
    <style:style style:name="P17" style:family="paragraph" style:parent-style-name="Standard">
      <style:paragraph-properties fo:margin-left="1.1252in" fo:margin-right="0in" fo:text-indent="0in" style:auto-text-indent="false"/>
      <style:text-properties fo:color="#000000" style:font-name="Arial" fo:font-size="10pt" fo:language="fi" fo:country="FI" style:font-size-asian="10pt" style:font-name-complex="Arial" style:font-size-complex="10pt"/>
    </style:style>
    <style:style style:name="P18" style:family="paragraph" style:parent-style-name="Standard">
      <style:paragraph-properties fo:margin-left="1.1252in" fo:margin-right="0in" fo:text-indent="0.3752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19" style:family="paragraph" style:parent-style-name="Standard">
      <style:paragraph-properties fo:margin-left="1.1252in" fo:margin-right="0in" fo:text-indent="0.3752in" style:auto-text-indent="false"/>
      <style:text-properties fo:color="#000000" style:font-name="Arial" fo:font-size="10pt" fo:language="fi" fo:country="FI" style:font-size-asian="10pt" style:font-name-complex="Arial" style:font-size-complex="10pt"/>
    </style:style>
    <style:style style:name="P20" style:family="paragraph" style:parent-style-name="Standard">
      <style:paragraph-properties fo:margin-left="3.0626in" fo:margin-right="0in" fo:text-align="center" style:justify-single-word="false" fo:text-indent="0in" style:auto-text-indent="false"/>
      <style:text-properties fo:color="#000000" style:font-name="Arial" fo:font-size="10pt" fo:language="fi" fo:country="FI" style:font-size-asian="10pt" style:font-name-complex="Arial" style:font-size-complex="10pt" style:font-weight-complex="bold"/>
    </style:style>
    <style:style style:name="P21" style:family="paragraph" style:parent-style-name="Standard">
      <style:paragraph-properties fo:margin-left="3.0626in" fo:margin-right="0in" fo:text-align="center" style:justify-single-word="false" fo:text-indent="0in" style:auto-text-indent="false"/>
      <style:text-properties fo:color="#000000" style:font-name="Arial" fo:font-size="10p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2" style:family="paragraph" style:parent-style-name="Header">
      <style:paragraph-properties fo:margin-left="4.3752in" fo:margin-right="0in" fo:text-align="justify" style:justify-single-word="false" fo:text-indent="0in" style:auto-text-indent="false"/>
    </style:style>
    <style:style style:name="P23" style:family="paragraph" style:parent-style-name="Standard" style:master-page-name="Standard">
      <style:paragraph-properties style:page-number="auto"/>
      <style:text-properties fo:color="#000000" style:font-name="Arial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P24" style:family="paragraph" style:parent-style-name="Standard">
      <style:text-properties fo:color="#000000" style:font-name="Arial" fo:font-size="10pt" fo:language="fi" fo:country="FI" style:font-size-asian="10pt" style:font-name-complex="Arial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9pt" fo:language="zxx" fo:country="none" fo:font-weight="normal" fo:background-color="transparent" style:font-name-asian="Calibri" style:font-size-asian="9pt" style:language-asian="zxx" style:country-asian="none" style:font-name-complex="Arial" style:font-size-complex="9pt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9pt" fo:language="zxx" fo:country="none" style:text-underline-style="solid" style:text-underline-width="auto" style:text-underline-color="font-color" fo:font-weight="normal" fo:background-color="transparent" style:font-name-asian="Calibri" style:font-size-asian="9pt" style:language-asian="zxx" style:country-asian="none" style:font-name-complex="Arial" style:font-size-complex="9pt"/>
    </style:style>
    <style:style style:name="P27" style:family="paragraph" style:parent-style-name="Standard" style:list-style-name="WW8Num2">
      <style:paragraph-properties fo:margin-top="0.0835in" fo:margin-bottom="0in" fo:text-align="justify" style:justify-single-word="false"/>
    </style:style>
    <style:style style:name="P28" style:family="paragraph" style:parent-style-name="Standard" style:list-style-name="WW8Num1">
      <style:paragraph-properties fo:margin-top="0.0417in" fo:margin-bottom="0in" fo:text-align="justify" style:justify-single-word="false"/>
    </style:style>
    <style:style style:name="P29" style:family="paragraph" style:parent-style-name="Standard" style:list-style-name="WW8Num2">
      <style:paragraph-properties fo:margin-top="0.0417in" fo:margin-bottom="0in" fo:text-align="justify" style:justify-single-word="false"/>
    </style:style>
    <style:style style:name="P30" style:family="paragraph" style:parent-style-name="Standard">
      <style:paragraph-properties fo:margin-left="3.0626in" fo:margin-right="0in" fo:text-align="center" style:justify-single-word="false" fo:text-indent="0in" style:auto-text-indent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T1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2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3" style:family="text">
      <style:text-properties fo:color="#000000" style:font-name="Arial" fo:font-size="10pt" fo:language="fi" fo:country="FI" style:font-size-asian="10pt" style:font-name-complex="Arial" style:font-size-complex="10pt"/>
    </style:style>
    <style:style style:name="T4" style:family="text">
      <style:text-properties fo:color="#000000" style:font-name="Arial" fo:font-size="10pt" fo:language="it" fo:country="CH" style:font-size-asian="10pt" style:font-name-complex="Arial" style:font-size-complex="10pt"/>
    </style:style>
    <style:style style:name="T5" style:family="text">
      <style:text-properties fo:color="#000000" style:font-name="Arial" fo:font-size="10pt" fo:language="it" fo:country="CH" style:font-size-asian="10pt" style:font-name-complex="Arial" style:font-size-complex="10pt" style:font-weight-complex="bold"/>
    </style:style>
    <style:style style:name="T6" style:family="text">
      <style:text-properties fo:color="#000000" style:font-name="Arial" fo:font-size="10pt" fo:language="it" fo:country="CH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T7" style:family="text">
      <style:text-properties fo:color="#000000" style:font-name="Arial" fo:font-size="10pt" fo:language="it" fo:country="CH" fo:font-style="italic" style:font-size-asian="10pt" style:font-style-asian="italic" style:font-name-complex="Arial" style:font-size-complex="10pt"/>
    </style:style>
    <style:style style:name="T8" style:family="text">
      <style:text-properties fo:color="#000000" style:font-name="Arial" fo:font-size="8pt" style:text-underline-style="solid" style:text-underline-width="auto" style:text-underline-color="font-color" style:font-size-asian="8pt" style:font-name-complex="Arial" style:font-size-complex="8pt" style:font-weight-complex="bold"/>
    </style:style>
    <style:style style:name="T9" style:family="text">
      <style:text-properties fo:color="#000000" style:font-name="Arial" fo:font-size="8pt" fo:language="id" fo:country="ID" style:text-underline-style="solid" style:text-underline-width="auto" style:text-underline-color="font-color" style:font-size-asian="8pt" style:font-name-complex="Arial" style:font-size-complex="8pt" style:font-weight-complex="bold"/>
    </style:style>
    <style:style style:name="T10" style:family="text">
      <style:text-properties fo:color="#000000" style:font-name="Arial" fo:font-size="8pt" style:font-size-asian="8pt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{kejaksaan}</text:p>
      <text:p text:style-name="P9">WAS-3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Nomor</text:p>
            <text:p text:style-name="P1">Sifat</text:p>
            <text:p text:style-name="P1">Lampiran</text:p>
            <text:p text:style-name="P1">Perihal</text:p>
          </table:table-cell>
          <table:table-cell table:style-name="Table1.A1" office:value-type="string">
            <text:p text:style-name="P2">:</text:p>
            <text:p text:style-name="P2">:</text:p>
            <text:p text:style-name="P2">:</text:p>
            <text:p text:style-name="P2">:</text:p>
          </table:table-cell>
          <table:table-cell table:style-name="Table1.A1" office:value-type="string">
            <text:p text:style-name="P1">R- <text:s/>{nomor}</text:p>
            <text:p text:style-name="P1">Rahasia</text:p>
            <text:p text:style-name="P4">{lampiran} berkas.</text:p>
            <text:p text:style-name="P12"><text:span text:style-name="T3">Permintaan Klarifikasi</text:span><text:span text:style-name="T1"> Terhadap </text:span><text:span text:style-name="T3">Lapdu an. {perihal}</text:span></text:p>
            <text:p text:style-name="P4">-----------------------------------------------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{tempat}, <text:s/>{tanggal} <text:s text:c="4"/></text:p>
            <text:p text:style-name="P1"/>
            <text:p text:style-name="P8"/>
            <text:p text:style-name="P5">KEPADA YTH.</text:p>
            <text:p text:style-name="P5">{kepada_was3}</text:p>
            <text:p text:style-name="P10">DI -</text:p>
            <text:p text:style-name="Standard"><text:span text:style-name="T5"><text:tab/> <text:s/></text:span><text:span text:style-name="T6">.................................</text:span></text:p>
          </table:table-cell>
        </table:table-row>
      </table:table>
      <text:p text:style-name="P14"/>
      <text:p text:style-name="P13"><text:span text:style-name="T4">Bersama ini disampaikan </text:span><text:span text:style-name="T1">c</text:span><text:span text:style-name="T4">op</text:span><text:span text:style-name="T1">y</text:span><text:span text:style-name="T4"> surat </text:span><text:span text:style-name="T1">L</text:span><text:span text:style-name="T4">aporan </text:span><text:span text:style-name="T1">P</text:span><text:span text:style-name="T4">engaduan dari {pelapor} tanggal {tanggalDugaan} yang ditujukan kepada {satkerDugaan} dan tembusan antara lain kepada {tembusan1}, yang pada pokoknya menyampaikan sebagai berikut </text:span><text:span text:style-name="T1"><text:s/></text:span><text:span text:style-name="T4">:</text:span></text:p>
      <text:p text:style-name="P16"><text:span text:style-name="T4">- <text:tab/></text:span><text:span text:style-name="T1">(identitas pegawai kejaksaan) <text:tab/></text:span><text:span text:style-name="T4">:</text:span><text:span text:style-name="T1"> </text:span><text:span text:style-name="T2">{dugaanData}</text:span></text:p>
      <text:p text:style-name="P16"><text:span text:style-name="T4">-<text:tab/>Isi ringkas laporan<text:tab/></text:span><text:span text:style-name="T1"><text:tab/><text:tab/>: </text:span><text:span text:style-name="T4">{ringkasan}</text:span></text:p>
      <text:p text:style-name="P15"><text:span text:style-name="T4">Sehubungan dengan hal tersebut diminta Saudara </text:span><text:span text:style-name="T1">untuk :</text:span></text:p>
      <text:list xml:id="list1715908083930041340" text:style-name="WW8Num2">
        <text:list-item>
          <text:p text:style-name="P27"><text:span text:style-name="T1">M</text:span><text:span text:style-name="T4">elakukan </text:span><text:span text:style-name="T1">K</text:span><text:span text:style-name="T4">larifikasi </text:span><text:span text:style-name="T1">terhadap</text:span><text:span text:style-name="T4"> </text:span><text:span text:style-name="T1">L</text:span><text:span text:style-name="T4">aporan </text:span><text:span text:style-name="T1">P</text:span><text:span text:style-name="T4">engaduan </text:span><text:span text:style-name="T1">dimaksud.</text:span></text:p>
        </text:list-item>
        <text:list-item>
          <text:p text:style-name="P27"><text:span text:style-name="T4">Apabila berdasarkan hasil Klarifikasi ditemukan bukti awal telah terjadi perbuatan pelanggaran disiplin, agar Saudara segera melakukan Inspeksi Kasus </text:span><text:span text:style-name="T1">dengan ketentuan</text:span><text:span text:style-name="T4"> sebagai berikut <text:s text:c="2"/>:</text:span></text:p>
        </text:list-item>
      </text:list>
      <text:list xml:id="list5050042173938008594" text:style-name="WW8Num1">
        <text:list-item>
          <text:p text:style-name="P28"><text:span text:style-name="T4">Pelaksanaan Inspeksi Kasus </text:span><text:span text:style-name="T1">agar berpedoman pada BAB IV Bagian Kesembilan dan BAB VI Bagian keempat PERJA Nomor : PER-022</text:span><text:span text:style-name="T2">/A/JA/</text:span><text:span text:style-name="T1">03</text:span><text:span text:style-name="T2">/201</text:span><text:span text:style-name="T1">1 tentang Penyelenggaraan Pengawasan Kejaksaan Republik Indonesia</text:span><text:span text:style-name="T2">.</text:span></text:p>
        </text:list-item>
        <text:list-item>
          <text:p text:style-name="P28"><text:span text:style-name="T4">Apabila Saudara tidak melaksanakan ketentuan poin </text:span><text:span text:style-name="T1">a</text:span><text:span text:style-name="T4"> tersebut di atas, pemeriksaan akan diambil alih oleh Kejaksaan Agung R.I./Kejati.*)</text:span></text:p>
        </text:list-item>
        <text:list-item>
          <text:p text:style-name="P28"><text:span text:style-name="T4">Se</text:span><text:span text:style-name="T1">suai</text:span><text:span text:style-name="T4"> dengan Pasal 5 ayat (3) Nota Kesepahaman Jaksa Agung R.I. d</text:span><text:span text:style-name="T1">engan</text:span><text:span text:style-name="T4"> Ketua Komisi Kejaksaan R.I., tembusan Surat Perintah Inspeksi Kasus disampaikan kepada Jaksa Agung R.I.</text:span><text:span text:style-name="T1">,</text:span><text:span text:style-name="T4"> Jaksa Agung Muda Pengawasan</text:span><text:span text:style-name="T7"> </text:span><text:span text:style-name="T1">dan </text:span><text:span text:style-name="T4">Ketua Komisi Kejaksaan R.I.</text:span></text:p>
        </text:list-item>
        <text:list-item>
          <text:p text:style-name="P28"><text:span text:style-name="T4">Apabila </text:span><text:span text:style-name="T1">tidak di</text:span><text:span text:style-name="T4">tindaklanjut</text:span><text:span text:style-name="T1">i</text:span><text:span text:style-name="T4"> tepat waktu akan mempengaruhi konduite Saudara</text:span><text:span text:style-name="T1">.</text:span></text:p>
        </text:list-item>
      </text:list>
      <text:list xml:id="list29475635" text:continue-list="list1715908083930041340" text:style-name="WW8Num2">
        <text:list-item>
          <text:p text:style-name="P29"><text:span text:style-name="T1">Tindak lanjut point. 1 dan atau 2 agar diberitahukan kepada Jaksa Agung Muda Pengawasan/KAJATI *) dengan</text:span><text:span text:style-name="T4"> menggunakan sarana tercepat</text:span><text:span text:style-name="T1"> </text:span><text:span text:style-name="T4">(faksimile</text:span><text:span text:style-name="T1"> / e-mail</text:span><text:span text:style-name="T2">)</text:span><text:span text:style-name="T1">.</text:span></text:p>
        </text:list-item>
      </text:list>
      <text:p text:style-name="P18"/>
      <text:p text:style-name="P19">Demikian untuk dilaksanakan.</text:p>
      <text:p text:style-name="P17"/>
      <text:p text:style-name="P30">{jabatan}</text:p>
      <text:p text:style-name="P20"/>
      <text:p text:style-name="P20"/>
      <text:p text:style-name="P20"/>
      <text:p text:style-name="P21">………………………………..</text:p>
      <text:p text:style-name="P7"/>
      <text:p text:style-name="P12"><text:span text:style-name="T9"><text:s/></text:span><text:span text:style-name="T8">Tembusan</text:span><text:span text:style-name="T10"> : </text:span></text:p>
      <text:p text:style-name="P25">[!-- BEGIN tembusan --]</text:p>
      <text:p text:style-name="P25">{tembusanJabatan}</text:p>
      <text:p text:style-name="P26">[!-- END tembusan --]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8Num1z0" style:family="text">
      <style:text-properties fo:color="#000000" style:font-name="Arial" fo:font-size="10pt" fo:language="it" fo:country="CH" style:font-size-asian="10pt" style:font-name-complex="Arial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909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909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3.1909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909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909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4.6909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1909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6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4.3752in" fo:margin-right="0in" fo:text-align="justify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4902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09:38:00</meta:creation-date>
    <dc:creator>Hasiholan Purba</dc:creator>
    <dc:date>2016-01-26T09:30:53.98</dc:date>
    <meta:print-date>2010-11-07T07:08:00</meta:print-date>
    <meta:editing-cycles>43</meta:editing-cycles>
    <meta:editing-duration>PT7H16M23S</meta:editing-duration>
    <meta:generator>OpenOffice/4.1.1$Win32 OpenOffice.org_project/411m6$Build-9775</meta:generator>
    <meta:document-statistic meta:table-count="1" meta:image-count="0" meta:object-count="0" meta:page-count="1" meta:paragraph-count="38" meta:word-count="247" meta:character-count="1814"/>
  </office:meta>
</office:document-meta>
</file>